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s/Fallbacks/jeep.png" manifest:media-type=""/>
  <manifest:file-entry manifest:full-path="Models/jeep/jeep.json" manifest:media-type="application/vnd.sun.star.media"/>
  <manifest:file-entry manifest:full-path="Models/jeep/jeep6VS.glsl" manifest:media-type="application/vnd.sun.star.media"/>
  <manifest:file-entry manifest:full-path="Models/jeep/jeep2VS.glsl" manifest:media-type="application/vnd.sun.star.media"/>
  <manifest:file-entry manifest:full-path="Models/jeep/Ram.png" manifest:media-type="application/vnd.sun.star.media"/>
  <manifest:file-entry manifest:full-path="Models/jeep/jeep2FS.glsl" manifest:media-type="application/vnd.sun.star.media"/>
  <manifest:file-entry manifest:full-path="Models/jeep/Brake-Light_Red9.JPG" manifest:media-type="application/vnd.sun.star.media"/>
  <manifest:file-entry manifest:full-path="Models/jeep/Material14.JPG" manifest:media-type="application/vnd.sun.star.media"/>
  <manifest:file-entry manifest:full-path="Models/jeep/jeep0FS.glsl" manifest:media-type="application/vnd.sun.star.media"/>
  <manifest:file-entry manifest:full-path="Models/jeep/oldlicence_vw.JPG" manifest:media-type="application/vnd.sun.star.media"/>
  <manifest:file-entry manifest:full-path="Models/jeep/jeep6FS.glsl" manifest:media-type="application/vnd.sun.star.media"/>
  <manifest:file-entry manifest:full-path="Models/jeep/__Logs_.jpg" manifest:media-type="application/vnd.sun.star.media"/>
  <manifest:file-entry manifest:full-path="Models/jeep/material_13.JPG" manifest:media-type="application/vnd.sun.star.media"/>
  <manifest:file-entry manifest:full-path="Models/jeep/material_4.JPG" manifest:media-type="application/vnd.sun.star.media"/>
  <manifest:file-entry manifest:full-path="Models/jeep/__Charcoal_6.JPG" manifest:media-type="application/vnd.sun.star.media"/>
  <manifest:file-entry manifest:full-path="Models/jeep/jeep0VS.glsl" manifest:media-type="application/vnd.sun.star.media"/>
  <manifest:file-entry manifest:full-path="Models/jeep/oldlicence_vw1.JPG" manifest:media-type="application/vnd.sun.star.media"/>
  <manifest:file-entry manifest:full-path="Models/jeep/jeep.bin" manifest:media-type="application/vnd.sun.star.media"/>
  <manifest:file-entry manifest:full-path="Models/jeep/__Charcoal_5.JPG" manifest:media-type="application/vnd.sun.star.media"/>
  <manifest:file-entry manifest:full-path="Models/jeep/jeep4VS.glsl" manifest:media-type="application/vnd.sun.star.media"/>
  <manifest:file-entry manifest:full-path="Models/jeep/jeep4FS.glsl" manifest:media-type="application/vnd.sun.star.media"/>
  <manifest:file-entry manifest:full-path="Models/jeep/material_16.jpg" manifest:media-type="application/vnd.sun.star.media"/>
  <manifest:file-entry manifest:full-path="Models/jeep/Material9.JPG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standard" draw:layer="layout" svg:width="12.699cm" svg:height="9.524cm" svg:x="2.287cm" svg:y="6.35cm">
          <draw:plugin xlink:href="Models/jeep/jeep.json" xlink:type="simple" xlink:show="embed" xlink:actuate="onLoad" draw:mime-type="model/vnd.gltf+json">
            <draw:param draw:name="Loop" draw:value="true"/>
            <draw:param draw:name="Mute" draw:value="false"/>
            <draw:param draw:name="VolumeDB" draw:value="0"/>
            <draw:param draw:name="Zoom" draw:value="100%"/>
          </draw:plugin>
          <draw:image xlink:href="Models/Fallbacks/jeep.png" xlink:type="simple" xlink:show="embed" xlink:actuate="onLoad"/>
        </draw:frame>
        <draw:frame draw:style-name="standard" draw:layer="layout" svg:width="4.999cm" svg:height="4.999cm" svg:x="17.018cm" svg:y="7.955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2:19:30.168662598</meta:creation-date>
    <dc:date>2014-06-16T12:20:02.365956947</dc:date>
    <meta:editing-duration>PT33S</meta:editing-duration>
    <meta:editing-cycles>1</meta:editing-cycles>
    <meta:generator>LibreOfficeDev/4.4.0.0.alpha0$Linux_x86 LibreOffice_project/634530620e6a51c5ea8f1596f6ab51b2a7e2ea9c</meta:generator>
    <meta:document-statistic meta:object-count="27"/>
  </office:meta>
</office:document-meta>
</file>